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in" fo:margin-left="0.4993in" table:align="left" style:may-break-between-rows="true" table:border-model="collapsing"/>
    </style:style>
    <style:style style:name="Table2.A" style:family="table-column">
      <style:table-column-properties style:column-width="1.4743in"/>
    </style:style>
    <style:style style:name="Table2.B" style:family="table-column">
      <style:table-column-properties style:column-width="4.5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.0597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2.B1" style:family="table-cell">
      <style:table-cell-properties fo:background-color="#009353" fo:padding="0.0597in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2.A2" style:family="table-cell">
      <style:table-cell-properties fo:padding="0.0597in" fo:border-left="0.5pt solid #000000" fo:border-right="none" fo:border-top="none" fo:border-bottom="0.5pt solid #000000"/>
    </style:style>
    <style:style style:name="Table2.B2" style:family="table-cell">
      <style:table-cell-properties fo:padding="0.0597in" fo:border-left="0.5pt solid #000000" fo:border-right="0.5pt solid #000000" fo:border-top="none" fo:border-bottom="0.5pt solid #000000"/>
    </style:style>
    <style:style style:name="Table2.A3" style:family="table-cell">
      <style:table-cell-properties fo:padding="0.0597in" fo:border-left="0.5pt solid #000000" fo:border-right="none" fo:border-top="none" fo:border-bottom="0.5pt solid #000000"/>
    </style:style>
    <style:style style:name="Table2.B3" style:family="table-cell">
      <style:table-cell-properties fo:padding="0.0597in" fo:border-left="0.5pt solid #000000" fo:border-right="0.5pt solid #000000" fo:border-top="none" fo:border-bottom="0.5pt solid #000000"/>
    </style:style>
    <style:style style:name="Table2.A4" style:family="table-cell">
      <style:table-cell-properties fo:padding="0.0597in" fo:border-left="0.5pt solid #000000" fo:border-right="none" fo:border-top="none" fo:border-bottom="0.5pt solid #000000"/>
    </style:style>
    <style:style style:name="Table2.B4" style:family="table-cell">
      <style:table-cell-properties fo:padding="0.0597in" fo:border-left="0.5pt solid #000000" fo:border-right="0.5pt solid #000000" fo:border-top="none" fo:border-bottom="0.5pt solid #000000"/>
    </style:style>
    <style:style style:name="Table2.A5" style:family="table-cell">
      <style:table-cell-properties fo:padding="0.0597in" fo:border-left="0.5pt solid #000000" fo:border-right="none" fo:border-top="none" fo:border-bottom="0.5pt solid #000000"/>
    </style:style>
    <style:style style:name="Table2.B5" style:family="table-cell">
      <style:table-cell-properties fo:padding="0.0597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lide_20_Preformatted_20_Text">
      <style:paragraph-properties fo:margin-left="0.7874in" fo:text-indent="0in" style:auto-text-indent="false"/>
      <style:text-properties officeooo:paragraph-rsid="001fd47c"/>
    </style:style>
    <style:style style:name="P3" style:family="paragraph" style:parent-style-name="Slide_20_Preformatted_20_Text">
      <style:paragraph-properties fo:margin-left="0.7874in" fo:text-indent="0in" style:auto-text-indent="false"/>
      <style:text-properties fo:font-weight="bold" officeooo:paragraph-rsid="001fd47c" style:font-weight-asian="bold" style:font-weight-complex="bold"/>
    </style:style>
    <style:style style:name="P4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fo:font-weight="bold" officeooo:rsid="001fd47c" officeooo:paragraph-rsid="001fd47c" style:font-weight-asian="bold" style:font-weight-complex="bold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fo:font-weight="bold" officeooo:rsid="001fd47c" officeooo:paragraph-rsid="0020b5a4" style:font-weight-asian="bold" style:font-weight-complex="bold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fo:font-weight="bold" officeooo:rsid="001fd47c" officeooo:paragraph-rsid="0022bd68" style:font-weight-asian="bold" style:font-weight-complex="bold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fo:font-weight="bold" officeooo:paragraph-rsid="00205fb5" style:font-weight-asian="bold" style:font-weight-complex="bold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fo:font-weight="bold" officeooo:paragraph-rsid="0022bd68" style:font-weight-asian="bold" style:font-weight-complex="bold"/>
    </style:style>
    <style:style style:name="P10" style:family="paragraph" style:parent-style-name="Slide_20_Preformatted_20_Text">
      <style:paragraph-properties fo:margin-left="0.7874in" fo:text-indent="0in" style:auto-text-indent="false"/>
      <style:text-properties fo:font-weight="bold" officeooo:rsid="0022bd68" officeooo:paragraph-rsid="0022bd68" style:font-weight-asian="bold" style:font-weight-complex="bold"/>
    </style:style>
    <style:style style:name="P11" style:family="paragraph" style:parent-style-name="Slide_20_Preformatted_20_Text">
      <style:paragraph-properties fo:margin-left="0.7874in" fo:text-indent="0in" style:auto-text-indent="false"/>
      <style:text-properties fo:font-weight="bold" officeooo:rsid="0020b5a4" officeooo:paragraph-rsid="0020b5a4" style:font-weight-asian="bold" style:font-weight-complex="bold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bold" officeooo:paragraph-rsid="0026134a" style:font-weight-asian="bold" style:font-weight-complex="bold"/>
    </style:style>
    <style:style style:name="P13" style:family="paragraph" style:parent-style-name="Text_20_body">
      <style:text-properties fo:font-weight="normal" officeooo:rsid="00205fb5" style:font-weight-asian="normal" style:font-weight-complex="normal"/>
    </style:style>
    <style:style style:name="P14" style:family="paragraph" style:parent-style-name="Text_20_body">
      <style:text-properties fo:font-weight="normal" officeooo:rsid="00205fb5" officeooo:paragraph-rsid="0022bd68" style:font-weight-asian="normal" style:font-weight-complex="normal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normal" officeooo:rsid="00205fb5" officeooo:paragraph-rsid="00205fb5" style:font-weight-asian="normal" style:font-weight-complex="normal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22bd68" style:font-weight-asian="normal" style:font-weight-complex="normal"/>
    </style:style>
    <style:style style:name="P17" style:family="paragraph" style:parent-style-name="Slide_20_Preformatted_20_Text">
      <loext:graphic-properties draw:fill="solid" draw:fill-color="#f5f5f5"/>
      <style:paragraph-properties fo:margin-left="0.5in" fo:margin-right="0in" fo:margin-top="0in" fo:margin-bottom="0in" style:contextual-spacing="false" fo:text-indent="0in" style:auto-text-indent="false" fo:background-color="#f5f5f5"/>
      <style:text-properties fo:font-weight="normal" officeooo:rsid="0022bd68" officeooo:paragraph-rsid="0022bd68" style:font-weight-asian="normal" style:font-weight-complex="normal"/>
    </style:style>
    <style:style style:name="P18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05fb5" style:font-weight-asian="normal" style:font-weight-complex="normal"/>
    </style:style>
    <style:style style:name="P19" style:family="paragraph" style:parent-style-name="Slide_20_Preformatted_20_Text">
      <style:paragraph-properties fo:margin-left="0.7874in" fo:text-indent="0in" style:auto-text-indent="false"/>
      <style:text-properties fo:font-weight="normal" style:font-weight-asian="normal" style:font-weight-complex="normal"/>
    </style:style>
    <style:style style:name="P20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fd47c" style:font-weight-asian="normal" style:font-weight-complex="normal"/>
    </style:style>
    <style:style style:name="P21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0b5a4" style:font-weight-asian="normal" style:font-weight-complex="normal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2bd68" style:font-weight-asian="normal" style:font-weight-complex="normal"/>
    </style:style>
    <style:style style:name="P23" style:family="paragraph" style:parent-style-name="Slide_20_Preformatted_20_Text" style:master-page-name="">
      <loext:graphic-properties draw:fill="solid" draw:fill-color="#f5f5f5"/>
      <style:paragraph-properties fo:margin-left="0.5in" fo:margin-right="0in" fo:margin-top="0in" fo:margin-bottom="0in" style:contextual-spacing="false" fo:text-indent="0in" style:auto-text-indent="false" style:page-number="auto" fo:background-color="#f5f5f5"/>
      <style:text-properties fo:font-weight="normal" officeooo:paragraph-rsid="0022bd68" style:font-weight-asian="normal" style:font-weight-complex="normal"/>
    </style:style>
    <style:style style:name="P24" style:family="paragraph" style:parent-style-name="Slide_20_Preformatted_20_Text">
      <loext:graphic-properties draw:fill="solid" draw:fill-color="#f5f5f5"/>
      <style:paragraph-properties fo:margin-left="0.5in" fo:margin-right="0in" fo:margin-top="0in" fo:margin-bottom="0in" style:contextual-spacing="false" fo:text-indent="0in" style:auto-text-indent="false" fo:background-color="#f5f5f5"/>
      <style:text-properties fo:font-weight="normal" officeooo:paragraph-rsid="0022bd68" style:font-weight-asian="normal" style:font-weight-complex="normal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officeooo:rsid="001fd47c" officeooo:paragraph-rsid="001fd47c"/>
    </style:style>
    <style:style style:name="P26" style:family="paragraph" style:parent-style-name="Slide_20_Preformatted_20_Text">
      <style:paragraph-properties fo:margin-left="0.7874in" fo:text-indent="0in" style:auto-text-indent="false"/>
      <style:text-properties fo:font-size="14pt" fo:font-weight="bold" officeooo:paragraph-rsid="0022bd68" style:font-size-asian="14pt" style:font-weight-asian="bold" style:font-size-complex="14pt" style:font-weight-complex="bold"/>
    </style:style>
    <style:style style:name="P27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22bd68" officeooo:paragraph-rsid="0022bd68" style:font-size-asian="14pt" style:font-weight-asian="bold" style:font-size-complex="14pt" style:font-weight-complex="bold"/>
    </style:style>
    <style:style style:name="P28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1fd47c" officeooo:paragraph-rsid="0022bd68" style:font-size-asian="14pt" style:font-weight-asian="bold" style:font-size-complex="14pt" style:font-weight-complex="bold"/>
    </style:style>
    <style:style style:name="P29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paragraph-rsid="0022bd68" style:font-size-asian="14pt" style:font-weight-asian="normal" style:font-size-complex="14pt" style:font-weight-complex="normal"/>
    </style:style>
    <style:style style:name="P30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rsid="0022bd68" officeooo:paragraph-rsid="0022bd68" style:font-size-asian="14pt" style:font-weight-asian="normal" style:font-size-complex="14pt" style:font-weight-complex="normal"/>
    </style:style>
    <style:style style:name="P31" style:family="paragraph" style:parent-style-name="Table_20_Contents">
      <style:text-properties style:font-name="Arial1" fo:font-size="14pt" officeooo:rsid="00205fb5" officeooo:paragraph-rsid="00205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Arial1" fo:font-size="14pt" officeooo:rsid="00205fb5" officeooo:paragraph-rsid="00205f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8273" officeooo:paragraph-rsid="00258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lide_20_Preformatted_20_Text">
      <style:paragraph-properties fo:margin-left="0.7874in" fo:text-indent="0in" style:auto-text-indent="false"/>
      <style:text-properties officeooo:paragraph-rsid="0026134a"/>
    </style:style>
    <style:style style:name="P35" style:family="paragraph" style:parent-style-name="Heading_20_1" style:master-page-name="Right_20_Page">
      <style:paragraph-properties style:page-number="auto"/>
    </style:style>
    <style:style style:name="P36" style:family="paragraph" style:parent-style-name="Slide_20_Bullet" style:list-style-name=""/>
    <style:style style:name="P37" style:family="paragraph" style:parent-style-name="Slide_20_Bullet" style:list-style-name="">
      <style:text-properties officeooo:paragraph-rsid="001fd47c"/>
    </style:style>
    <style:style style:name="P38" style:family="paragraph" style:parent-style-name="Slide_20_Bullet" style:list-style-name="">
      <style:text-properties officeooo:paragraph-rsid="00205fb5"/>
    </style:style>
    <style:style style:name="P39" style:family="paragraph" style:parent-style-name="Slide_20_Bullet" style:list-style-name="Slide_20_Bullet"/>
    <style:style style:name="P40" style:family="paragraph" style:parent-style-name="Slide_20_Bullet" style:list-style-name="Slide_20_Bullet">
      <style:text-properties officeooo:paragraph-rsid="001fd47c"/>
    </style:style>
    <style:style style:name="P41" style:family="paragraph" style:parent-style-name="Slide_20_Bullet" style:list-style-name="Slide_20_Bullet">
      <style:paragraph-properties fo:margin-left="0.7874in" fo:text-indent="0in" style:auto-text-indent="false"/>
      <style:text-properties officeooo:paragraph-rsid="001fd47c"/>
    </style:style>
    <style:style style:name="P42" style:family="paragraph" style:parent-style-name="Slide_20_Bullet" style:list-style-name="Slide_20_Bullet">
      <style:text-properties officeooo:paragraph-rsid="0026134a"/>
    </style:style>
    <style:style style:name="P43" style:family="paragraph" style:parent-style-name="Slide_20_Bullet" style:list-style-name="Slide_20_Bullet">
      <style:text-properties officeooo:paragraph-rsid="00205fb5"/>
    </style:style>
    <style:style style:name="P44" style:family="paragraph" style:parent-style-name="Slide_20_Bullet" style:list-style-name="Slide_20_Bullet">
      <style:text-properties officeooo:paragraph-rsid="0020b5a4"/>
    </style:style>
    <style:style style:name="P45" style:family="paragraph" style:parent-style-name="Slide_20_Bullet" style:list-style-name="Slide_20_Bullet">
      <style:paragraph-properties fo:margin-left="0.7874in" fo:text-indent="0in" style:auto-text-indent="false"/>
      <style:text-properties officeooo:paragraph-rsid="0020b5a4"/>
    </style:style>
    <style:style style:name="P46" style:family="paragraph" style:parent-style-name="Slide_20_Bullet" style:list-style-name="Slide_20_Bullet">
      <style:text-properties officeooo:paragraph-rsid="0022bd68"/>
    </style:style>
    <style:style style:name="P47" style:family="paragraph" style:parent-style-name="Slide_20_Bullet" style:list-style-name="Slide_20_Bullet">
      <style:text-properties officeooo:rsid="001fd47c" officeooo:paragraph-rsid="001fd47c"/>
    </style:style>
    <style:style style:name="P48" style:family="paragraph" style:parent-style-name="Slide_20_Bullet" style:list-style-name="Slide_20_Bullet">
      <style:text-properties officeooo:rsid="001fd47c" officeooo:paragraph-rsid="00205fb5"/>
    </style:style>
    <style:style style:name="P49" style:family="paragraph" style:parent-style-name="Slide_20_Bullet" style:list-style-name="Slide_20_Bullet">
      <style:text-properties officeooo:rsid="001fd47c" officeooo:paragraph-rsid="0020b5a4"/>
    </style:style>
    <style:style style:name="P50" style:family="paragraph" style:parent-style-name="Slide_20_Bullet" style:list-style-name="">
      <style:text-properties officeooo:rsid="001fd47c" officeooo:paragraph-rsid="001fd47c"/>
    </style:style>
    <style:style style:name="P51" style:family="paragraph" style:parent-style-name="Slide_20_Bullet" style:list-style-name="">
      <style:text-properties officeooo:rsid="001fd47c" officeooo:paragraph-rsid="0020b5a4"/>
    </style:style>
    <style:style style:name="P52" style:family="paragraph" style:parent-style-name="Slide_20_Bullet" style:list-style-name="Slide_20_Bullet">
      <style:text-properties officeooo:rsid="0010f5ea" officeooo:paragraph-rsid="001fd47c"/>
    </style:style>
    <style:style style:name="P53" style:family="paragraph" style:parent-style-name="Slide_20_Bullet" style:list-style-name="Slide_20_Bullet">
      <style:text-properties officeooo:rsid="0010f5ea" officeooo:paragraph-rsid="00258273"/>
    </style:style>
    <style:style style:name="P54" style:family="paragraph" style:parent-style-name="Slide_20_Bullet" style:list-style-name="Slide_20_Bullet">
      <style:text-properties officeooo:rsid="0010f5ea" officeooo:paragraph-rsid="00205fb5"/>
    </style:style>
    <style:style style:name="P55" style:family="paragraph" style:parent-style-name="Slide_20_Bullet" style:list-style-name="Slide_20_Bullet">
      <style:text-properties fo:font-weight="normal" officeooo:rsid="001fd47c" officeooo:paragraph-rsid="001fd47c" style:font-weight-asian="normal" style:font-weight-complex="normal"/>
    </style:style>
    <style:style style:name="P56" style:family="paragraph" style:parent-style-name="Slide_20_Bullet" style:list-style-name="Slide_20_Bullet">
      <style:text-properties fo:font-weight="normal" officeooo:paragraph-rsid="00205fb5" style:font-weight-asian="normal" style:font-weight-complex="normal"/>
    </style:style>
    <style:style style:name="P57" style:family="paragraph" style:parent-style-name="Slide_20_Bullet" style:list-style-name="Slide_20_Bullet">
      <style:text-properties fo:font-weight="normal" officeooo:rsid="0022bd68" officeooo:paragraph-rsid="0022bd68" style:font-weight-asian="normal" style:font-weight-complex="normal"/>
    </style:style>
    <style:style style:name="P58" style:family="paragraph" style:parent-style-name="Slide_20_Bullet" style:list-style-name="">
      <style:text-properties fo:font-weight="normal" officeooo:rsid="0022bd68" officeooo:paragraph-rsid="0022bd68" style:font-weight-asian="normal" style:font-weight-complex="normal"/>
    </style:style>
    <style:style style:name="P59" style:family="paragraph" style:parent-style-name="Slide_20_Bullet" style:list-style-name="Slide_20_Bullet">
      <style:text-properties officeooo:rsid="00205fb5" officeooo:paragraph-rsid="00205fb5"/>
    </style:style>
    <style:style style:name="P60" style:family="paragraph" style:parent-style-name="Slide_20_Bullet" style:list-style-name="Slide_20_Bullet">
      <style:text-properties officeooo:rsid="00205fb5" officeooo:paragraph-rsid="0022bd68"/>
    </style:style>
    <style:style style:name="P61" style:family="paragraph" style:parent-style-name="Slide_20_Bullet" style:list-style-name="">
      <style:text-properties officeooo:rsid="00205fb5" officeooo:paragraph-rsid="00205fb5"/>
    </style:style>
    <style:style style:name="P62" style:family="paragraph" style:parent-style-name="Slide_20_Bullet" style:list-style-name="">
      <style:text-properties style:font-name="Courier New" fo:font-size="12pt" fo:font-weight="bold" officeooo:rsid="00205fb5" officeooo:paragraph-rsid="00205fb5" style:font-size-asian="12pt" style:font-weight-asian="bold" style:font-size-complex="12pt" style:font-weight-complex="bold"/>
    </style:style>
    <style:style style:name="P63" style:family="paragraph" style:parent-style-name="Slide_20_Bullet" style:list-style-name="Slide_20_Bullet">
      <style:text-properties officeooo:rsid="0020b5a4" officeooo:paragraph-rsid="0020b5a4"/>
    </style:style>
    <style:style style:name="P64" style:family="paragraph" style:parent-style-name="Slide_20_Bullet" style:list-style-name="Slide_20_Bullet">
      <style:text-properties officeooo:rsid="00229221" officeooo:paragraph-rsid="00229221"/>
    </style:style>
    <style:style style:name="P65" style:family="paragraph" style:parent-style-name="Slide_20_Bullet" style:list-style-name="Slide_20_Bullet">
      <style:text-properties officeooo:rsid="0022bd68" officeooo:paragraph-rsid="0022bd68"/>
    </style:style>
    <style:style style:name="P66" style:family="paragraph" style:parent-style-name="Slide_20_Bullet" style:list-style-name="">
      <style:text-properties officeooo:rsid="0022bd68" officeooo:paragraph-rsid="0022bd68"/>
    </style:style>
    <style:style style:name="P67" style:family="paragraph" style:parent-style-name="Slide_20_Header" style:list-style-name="">
      <style:paragraph-properties fo:text-align="center" style:justify-single-word="false"/>
    </style:style>
    <style:style style:name="P68" style:family="paragraph" style:parent-style-name="Slide_20_Header" style:list-style-name="">
      <style:paragraph-properties fo:text-align="center" style:justify-single-word="false"/>
      <style:text-properties officeooo:paragraph-rsid="001fd47c"/>
    </style:style>
    <style:style style:name="P69" style:family="paragraph" style:parent-style-name="Slide_20_Header" style:list-style-name="">
      <style:paragraph-properties fo:text-align="center" style:justify-single-word="false"/>
      <style:text-properties officeooo:paragraph-rsid="00205fb5"/>
    </style:style>
    <style:style style:name="P70" style:family="paragraph" style:parent-style-name="Slide_20_Header">
      <style:paragraph-properties fo:break-before="page"/>
    </style:style>
    <style:style style:name="P71" style:family="paragraph" style:parent-style-name="Slide_20_Header">
      <style:paragraph-properties fo:break-before="page"/>
      <style:text-properties officeooo:rsid="001fd47c"/>
    </style:style>
    <style:style style:name="P72" style:family="paragraph" style:parent-style-name="Slide_20_Header">
      <style:paragraph-properties fo:break-before="page"/>
      <style:text-properties officeooo:rsid="001fd47c" officeooo:paragraph-rsid="001fd47c"/>
    </style:style>
    <style:style style:name="P73" style:family="paragraph" style:parent-style-name="Slide_20_Header">
      <style:paragraph-properties fo:break-before="page"/>
      <style:text-properties officeooo:paragraph-rsid="00205fb5"/>
    </style:style>
    <style:style style:name="P74" style:family="paragraph" style:parent-style-name="Slide_20_Header">
      <style:paragraph-properties fo:break-before="page"/>
      <style:text-properties officeooo:rsid="00205fb5" officeooo:paragraph-rsid="00205fb5"/>
    </style:style>
    <style:style style:name="P75" style:family="paragraph" style:parent-style-name="Slide_20_Header">
      <style:paragraph-properties fo:break-before="page"/>
      <style:text-properties officeooo:rsid="0022bd68" officeooo:paragraph-rsid="0022bd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d68" style:font-weight-asian="bold" style:font-weight-complex="bold"/>
    </style:style>
    <style:style style:name="T3" style:family="text">
      <style:text-properties fo:font-weight="bold" officeooo:rsid="001fd47c" style:font-weight-asian="bold" style:font-weight-complex="bold"/>
    </style:style>
    <style:style style:name="T4" style:family="text">
      <style:text-properties fo:font-weight="bold" officeooo:rsid="00205fb5" style:font-weight-asian="bold" style:font-weight-complex="bold"/>
    </style:style>
    <style:style style:name="T5" style:family="text">
      <style:text-properties officeooo:rsid="001fd47c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1fd47c" style:font-weight-asian="bold" style:font-weight-complex="bold"/>
    </style:style>
    <style:style style:name="T8" style:family="text">
      <style:text-properties style:font-name="Courier New" fo:font-weight="bold" officeooo:rsid="0010f5ea" style:font-weight-asian="bold" style:font-weight-complex="bold"/>
    </style:style>
    <style:style style:name="T9" style:family="text">
      <style:text-properties style:font-name="Courier New" fo:font-weight="bold" officeooo:rsid="00205fb5" style:font-weight-asian="bold" style:font-weight-complex="bold"/>
    </style:style>
    <style:style style:name="T10" style:family="text">
      <style:text-properties style:font-name="Courier New" fo:font-weight="bold" officeooo:rsid="0020b5a4" style:font-weight-asian="bold" style:font-weight-complex="bold"/>
    </style:style>
    <style:style style:name="T11" style:family="text">
      <style:text-properties style:font-name="Courier New" fo:font-weight="bold" officeooo:rsid="0022bd68" style:font-weight-asian="bold" style:font-weight-complex="bold"/>
    </style:style>
    <style:style style:name="T12" style:family="text">
      <style:text-properties style:font-name="Courier New" fo:font-size="12pt" fo:font-weight="bold" officeooo:rsid="001fd47c" style:font-size-asian="12pt" style:font-weight-asian="bold" style:font-size-complex="12pt" style:font-weight-complex="bold"/>
    </style:style>
    <style:style style:name="T13" style:family="text">
      <style:text-properties officeooo:rsid="0010f5ea"/>
    </style:style>
    <style:style style:name="T14" style:family="text">
      <style:text-properties officeooo:rsid="00205fb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05fb5" style:font-style-asian="italic" style:font-style-complex="italic"/>
    </style:style>
    <style:style style:name="T17" style:family="text">
      <style:text-properties fo:font-style="italic" officeooo:rsid="00258273" style:font-style-asian="italic" style:font-style-complex="italic"/>
    </style:style>
    <style:style style:name="T18" style:family="text">
      <style:text-properties officeooo:rsid="0020b5a4"/>
    </style:style>
    <style:style style:name="T19" style:family="text">
      <style:text-properties officeooo:rsid="00229221"/>
    </style:style>
    <style:style style:name="T20" style:family="text">
      <style:text-properties style:text-underline-style="solid" style:text-underline-width="auto" style:text-underline-color="font-color" officeooo:rsid="001fd47c"/>
    </style:style>
    <style:style style:name="T21" style:family="text">
      <style:text-properties officeooo:rsid="0022bd68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22bd68" style:font-size-asian="13pt" style:font-size-complex="13pt"/>
    </style:style>
    <style:style style:name="T24" style:family="text">
      <style:text-properties fo:font-size="13pt" fo:font-weight="normal" style:font-size-asian="13pt" style:font-weight-asian="normal" style:font-size-complex="13pt" style:font-weight-complex="normal"/>
    </style:style>
    <style:style style:name="T25" style:family="text">
      <style:text-properties officeooo:rsid="00258273"/>
    </style:style>
    <style:style style:name="T26" style:family="text">
      <style:text-properties officeooo:rsid="0014bdab"/>
    </style:style>
    <style:style style:name="T27" style:family="text">
      <style:text-properties officeooo:rsid="0026134a"/>
    </style:style>
    <style:style style:name="T28" style:family="text">
      <style:text-properties officeooo:rsid="0027ca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Defining and Using Spring Beans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36">Key objectives of this chapter</text:p>
            <text:list xml:id="list2906208111" text:style-name="Slide_20_Bullet">
              <text:list-item>
                <text:p text:style-name="P39">Spring "Beans"</text:p>
              </text:list-item>
              <text:list-item>
                <text:p text:style-name="P39">Spring Containers</text:p>
              </text:list-item>
              <text:list-item>
                <text:p text:style-name="P39">Configuring Spring beans</text:p>
              </text:list-item>
              <text:list-item>
                <text:p text:style-name="P39">Using bean constructors</text:p>
              </text:list-item>
              <text:list-item>
                <text:p text:style-name="P39">Bean scope</text:p>
              </text:list-item>
            </text:list>
          </table:table-cell>
        </table:table-row>
      </table:table>
      <text:h text:style-name="P67" text:outline-level="2"/>
      <text:h text:style-name="P70" text:outline-level="2">Spring “Beans”</text:h>
      <text:list xml:id="list145904096478202" text:continue-numbering="true" text:style-name="Slide_20_Bullet">
        <text:list-item>
          <text:p text:style-name="P39">The core concept in the Spring framework is the concept of a “<text:span text:style-name="T5">Spring B</text:span>ean”</text:p>
          <text:list>
            <text:list-item>
              <text:p text:style-name="P39">A Spring <text:span text:style-name="T5">B</text:span>ean is a Java <text:span text:style-name="T5">Object</text:span> managed by a Spring container</text:p>
            </text:list-item>
          </text:list>
        </text:list-item>
        <text:list-item>
          <text:p text:style-name="P39">The Spring container is an environment that can instantiate, <text:span text:style-name="T28">dependency inject</text:span>, and manage Spring beans according to configuration metadata</text:p>
          <text:p text:style-name="P39"/>
        </text:list-item>
      </text:list>
      <text:h text:style-name="P67" text:outline-level="2"/>
      <text:h text:style-name="P70" text:outline-level="2">Spring <text:span text:style-name="T5">ApplicationContext</text:span></text:h>
      <text:list xml:id="list145903811582057" text:continue-numbering="true" text:style-name="Slide_20_Bullet">
        <text:list-item>
          <text:p text:style-name="P40"><text:span text:style-name="T5">Spring’s </text:span><text:span text:style-name="T7">ApplicationContext</text:span><text:span text:style-name="T5"> is the container for your Spring Beans</text:span></text:p>
        </text:list-item>
        <text:list-item>
          <text:p text:style-name="P40"><text:span text:style-name="T5">This is a Java interface: <text:s/></text:span><text:span text:style-name="T12">org.springframework.context.ApplicationContext</text:span></text:p>
        </text:list-item>
        <text:list-item>
          <text:p text:style-name="P47">In almost all cases, we create a single <text:span text:style-name="T6">ApplicationContext</text:span> <text:span text:style-name="T25">for an application.</text:span></text:p>
          <text:list>
            <text:list-item>
              <text:p text:style-name="P47">Usually created at startup time and held in memory for the life of our application.</text:p>
              <text:p text:style-name="P40"><text:span text:style-name="T12"/></text:p>
            </text:list-item>
          </text:list>
        </text:list-item>
      </text:list>
      <text:h text:style-name="P67" text:outline-level="2"/>
      <text:h text:style-name="P70" text:outline-level="2">Instantiating the Spring <text:span text:style-name="T5">ApplicationContext</text:span></text:h>
      <text:list text:continue-numbering="true" text:style-name="Slide_20_Bullet">
        <text:list-item>
          <text:p text:style-name="P40"><text:span text:style-name="T5">The Spring framework provides several implementation classes for </text:span><text:span text:style-name="T7">ApplicationContext</text:span><text:span text:style-name="T5">.</text:span></text:p>
          <text:list>
            <text:list-item>
              <text:p text:style-name="P47">When configuration metadata is defined in <text:span text:style-name="T6">@Configuration</text:span> classes, use <text:s/><text:span text:style-name="T6">AnnotationConfigApplicationContext</text:span></text:p>
            </text:list-item>
          </text:list>
        </text:list-item>
      </text:list>
      <text:p text:style-name="P2"/>
      <text:p text:style-name="P3">ApplicationContext context = </text:p>
      <text:p text:style-name="P3"><text:s text:c="4"/>new AnnotationConfigApplicationContext(</text:p>
      <text:p text:style-name="P3"><text:s text:c="8"/>Config.class, <text:span text:style-name="T5">MoreConfig.class</text:span>);</text:p>
      <text:p text:style-name="P2"><text:span text:style-name="T6"/></text:p>
      <text:list text:continue-numbering="true" text:style-name="Slide_20_Bullet">
        <text:list-item>
          <text:list>
            <text:list-header>
              <text:p text:style-name="P47"/>
            </text:list-header>
            <text:list-item>
              <text:p text:style-name="P40"><text:span text:style-name="T5">Older Spring applications commonly use XML files for configuration metadata. <text:s/>In this case use </text:span><text:span text:style-name="T7">ClassPathXmlApplicationContext:</text:span></text:p>
            </text:list-item>
          </text:list>
        </text:list-item>
      </text:list>
      <text:p text:style-name="P4"/>
      <text:p text:style-name="P3">ApplicationContext context = </text:p>
      <text:p text:style-name="P3"><text:s text:c="4"/>new <text:span text:style-name="T5">C</text:span>lassPathXmlApplicationContext(<text:tab/></text:p>
      <text:p text:style-name="P3"><text:s text:c="8"/>"spring-beans.xml", "<text:span text:style-name="T5">more</text:span>-beans.xml");</text:p>
      <text:p text:style-name="P4"/>
      <text:p text:style-name="P36"/>
      <text:list xml:id="list145904215382849" text:continue-numbering="true" text:style-name="Slide_20_Bullet">
        <text:list-item>
          <text:p text:style-name="P47">Notice:</text:p>
          <text:list>
            <text:list-item>
              <text:p text:style-name="P47">Both can take multiple arguments for classes / file names; useful with large number of beans.</text:p>
            </text:list-item>
            <text:list-item>
              <text:p text:style-name="P47">There is no standard for configuration file names / locations.</text:p>
            </text:list-item>
            <text:list-item>
              <text:p text:style-name="P47">In both cases, a single <text:span text:style-name="T6">ApplicationContext</text:span> is created.</text:p>
            </text:list-item>
            <text:list-item>
              <text:p text:style-name="P47">A Spring application can <text:span text:style-name="T19">combine</text:span> multiple forms of configuration metadata (i.e. XML and <text:span text:style-name="T6">@Configuration</text:span>)</text:p>
            </text:list-item>
          </text:list>
        </text:list-item>
        <text:list-item>
          <text:p text:style-name="P40"><text:span text:style-name="T5">Note: Spring Boot has a slightly different way of creating the </text:span><text:span text:style-name="T7">ApplicationContext.</text:span><text:span text:style-name="T5"> <text:s/></text:span></text:p>
        </text:list-item>
      </text:list>
      <text:h text:style-name="P70" text:outline-level="2">Retrieving Spring Beans</text:h>
      <text:list text:continue-numbering="true" text:style-name="Slide_20_Bullet">
        <text:list-item>
          <text:p text:style-name="P40">The <text:span text:style-name="T7">ApplicationContext</text:span><text:span text:style-name="T5"> defines </text:span>various methods to retrieve beans:</text:p>
        </text:list-item>
      </text:list>
      <text:p text:style-name="P4"/>
      <text:p text:style-name="P4">// <text:span text:style-name="T5">Retrieve by unique name / ID. Requires casting:</text:span></text:p>
      <text:p text:style-name="P19">Object getBean(String name)</text:p>
      <text:p text:style-name="P19"/>
      <text:p text:style-name="P4">// <text:span text:style-name="T5">Retrieve by unique name / ID. <text:s/>No cast needed:</text:span></text:p>
      <text:p text:style-name="P19">&lt;T&gt; T getBean(String name, Class&lt;T&gt; type)</text:p>
      <text:p text:style-name="P19"/>
      <text:p text:style-name="P4">// <text:span text:style-name="T5">Retrieve by the bean’s Type, assuming unique:</text:span></text:p>
      <text:p text:style-name="P19">&lt;T&gt; T getBean(Class&lt;T&gt; type)</text:p>
      <text:p text:style-name="P19"/>
      <text:list text:continue-numbering="true" text:style-name="Slide_20_Bullet">
        <text:list-item>
          <text:list>
            <text:list-header>
              <text:p text:style-name="P39"/>
            </text:list-header>
          </text:list>
        </text:list-item>
        <text:list-item>
          <text:p text:style-name="P47">This code retrieves a bean named “customerManager” of type <text:span text:style-name="T6">CustomerManager</text:span>. <text:s/>No casting is needed:</text:p>
        </text:list-item>
      </text:list>
      <text:p text:style-name="P12"/>
      <text:p text:style-name="P12"><text:span text:style-name="T5">var</text:span> manager = context.getBean(</text:p>
      <text:p text:style-name="P12"><text:tab/>"customerManager", </text:p>
      <text:p text:style-name="P12"><text:tab/>CustomerManager.class);</text:p>
      <text:p text:style-name="P34"/>
      <text:list xml:id="list145903968178274" text:continue-numbering="true" text:style-name="Slide_20_Bullet">
        <text:list-item>
          <text:list>
            <text:list-item>
              <text:p text:style-name="P42"><text:span text:style-name="T27">(Note: later we will introduce a way to get a retrieve a Spring bean without referencing the </text:span><text:span text:style-name="T7">ApplicationContext</text:span><text:span text:style-name="T27">. )</text:span></text:p>
            </text:list-item>
          </text:list>
        </text:list-item>
      </text:list>
      <text:h text:style-name="P67" text:outline-level="2"/>
      <text:h text:style-name="P70" text:outline-level="2">Configur<text:span text:style-name="T5">ation classes</text:span></text:h>
      <text:list text:continue-numbering="true" text:style-name="Slide_20_Bullet">
        <text:list-item>
          <text:p text:style-name="P39"><text:span text:style-name="T5">Configuration metadata commonly comes from </text:span><text:span text:style-name="T7">@Configuration</text:span><text:span text:style-name="T5"> classes.</text:span></text:p>
        </text:list-item>
      </text:list>
      <text:p text:style-name="P3">@Configuration</text:p>
      <text:p text:style-name="P20">public class Config {</text:p>
      <text:p text:style-name="P20"><text:s text:c="4"/>...</text:p>
      <text:p text:style-name="P20">}</text:p>
      <text:list text:continue-numbering="true" text:style-name="Slide_20_Bullet">
        <text:list-item>
          <text:list>
            <text:list-item>
              <text:p text:style-name="P47">Class can have any name / package location.</text:p>
              <text:p text:style-name="P40"/>
            </text:list-item>
          </text:list>
        </text:list-item>
        <text:list-item>
          <text:p text:style-name="P47">Configuration classes can import other configuration metadata:</text:p>
        </text:list-item>
      </text:list>
      <text:p text:style-name="P20">@Configuration</text:p>
      <text:p text:style-name="P5">@Import({Infrastructure.class, Controllers.class})</text:p>
      <text:p text:style-name="P5">@ImportResource("classpath:legacyBeans.xml") </text:p>
      <text:p text:style-name="P20">public class Config {</text:p>
      <text:p text:style-name="P20"><text:s text:c="4"/>...</text:p>
      <text:p text:style-name="P20">}</text:p>
      <text:list xml:id="list145905090524037" text:continue-numbering="true" text:style-name="Slide_20_Bullet">
        <text:list-item>
          <text:list>
            <text:list-item>
              <text:p text:style-name="P47">Beans defined in <text:span text:style-name="T6">Config.java, Infrastructure.java, Config.java,</text:span>and the legacyBeans.xml file will be instantiated in a single <text:span text:style-name="T6">ApplicationContext</text:span>.</text:p>
            </text:list-item>
            <text:list-item>
              <text:p text:style-name="P47">Imported resources support the following prefixes:</text:p>
              <text:list>
                <text:list-item>
                  <text:p text:style-name="P47">classpath: – the resource is relative to the classpath</text:p>
                </text:list-item>
                <text:list-item>
                  <text:p text:style-name="P47">file: - the resource is found on the file system. <text:s/>A path prefix of “/” indicates an absolute location, No prefix indicates a relative location.</text:p>
                </text:list-item>
                <text:list-item>
                  <text:p text:style-name="P47">https: - the resource is loaded from a URL.</text:p>
                </text:list-item>
              </text:list>
            </text:list-item>
          </text:list>
        </text:list-item>
      </text:list>
      <text:h text:style-name="P67" text:outline-level="2"/>
      <text:h text:style-name="P71" text:outline-level="2">@Bean methods</text:h>
      <text:list text:continue-numbering="true" text:style-name="Slide_20_Bullet">
        <text:list-item>
          <text:p text:style-name="P40"><text:span text:style-name="T7">@B</text:span><text:span text:style-name="T8">ean</text:span><text:span text:style-name="T5"> methods within </text:span><text:span text:style-name="T7">@C</text:span><text:span text:style-name="T8">onfiguration</text:span><text:span text:style-name="T5"> classes define beans </text:span><text:span text:style-name="T20">definitions</text:span><text:span text:style-name="T5">.</text:span></text:p>
        </text:list-item>
        <text:list-item>
          <text:p text:style-name="P47">Each bean definition includes the following:</text:p>
          <text:list>
            <text:list-item>
              <text:p text:style-name="P40"><text:span text:style-name="T13">Bean name / </text:span><text:span text:style-name="T5">ID</text:span><text:span text:style-name="T13"> – based on the method name.</text:span></text:p>
            </text:list-item>
            <text:list-item>
              <text:p text:style-name="P40"><text:span text:style-name="T13">Bean </text:span><text:span text:style-name="T5">T</text:span><text:span text:style-name="T13">ype – based on the return type</text:span></text:p>
            </text:list-item>
            <text:list-item>
              <text:p text:style-name="P52">Required dependencies – based on method parameters <text:span text:style-name="T28">(optional)</text:span>.</text:p>
            </text:list-item>
            <text:list-item>
              <text:p text:style-name="P47">Instantiation instructions – based on the method implementation.</text:p>
            </text:list-item>
          </text:list>
        </text:list-item>
      </text:list>
      <text:p text:style-name="P20"/>
      <text:p text:style-name="P3"><text:s text:c="4"/>@Bean</text:p>
      <text:p text:style-name="P20"><text:s text:c="4"/>public TaxCalculator taxCalculator() {</text:p>
      <text:p text:style-name="P20"><text:s text:c="8"/>return new SalesTaxCalculator();</text:p>
      <text:p text:style-name="P20"><text:s text:c="4"/>}</text:p>
      <text:p text:style-name="P20"/>
      <text:p text:style-name="P3"><text:s text:c="4"/>@Bean </text:p>
      <text:p text:style-name="P20"><text:s text:c="4"/><text:span text:style-name="T5">public </text:span>Register register(TaxCalculator calc) {</text:p>
      <text:p text:style-name="P20"><text:s text:c="8"/>return new Register(calc);</text:p>
      <text:p text:style-name="P20"><text:s text:c="4"/>}</text:p>
      <text:p text:style-name="P25"/>
      <text:list text:continue-numbering="true" text:style-name="Slide_20_Bullet">
        <text:list-item>
          <text:p text:style-name="P53">This example <text:span text:style-name="T26">describes configuration metadata for </text:span>two beans named taxCalculator and register. <text:s/>The register bean <text:span text:style-name="T26">will be</text:span> injected with a reference to the taxCalculator.</text:p>
        </text:list-item>
      </text:list>
      <text:p text:style-name="P37"/>
      <text:list xml:id="list145905033025389" text:continue-numbering="true" text:style-name="Slide_20_Bullet">
        <text:list-header>
          <text:p text:style-name="P40"/>
        </text:list-header>
      </text:list>
      <text:h text:style-name="P68" text:outline-level="2"/>
      <text:h text:style-name="P72" text:outline-level="2">Overriding Bean Names</text:h>
      <text:list text:continue-numbering="true" text:style-name="Slide_20_Bullet">
        <text:list-item>
          <text:p text:style-name="P40"><text:span text:style-name="T5"><text:s/>The bean name / ID can be overriden in the </text:span><text:span text:style-name="T7">@B</text:span><text:span text:style-name="T8">ean</text:span><text:span text:style-name="T5"> <text:s/>annotation:</text:span></text:p>
        </text:list-item>
      </text:list>
      <text:p text:style-name="P20"/>
      <text:p text:style-name="P20"><text:s text:c="4"/><text:span text:style-name="T1">@Bean</text:span><text:span text:style-name="T3">("calc")</text:span></text:p>
      <text:p text:style-name="P20"><text:s text:c="4"/>public TaxCalculator taxCalculator() {</text:p>
      <text:p text:style-name="P20"><text:s text:c="8"/>return new SalesTaxCalculator();</text:p>
      <text:p text:style-name="P20"><text:s text:c="4"/>}</text:p>
      <text:p text:style-name="P20"/>
      <text:p text:style-name="P20"><text:s text:c="3"/><text:span text:style-name="T1"><text:s/>@Bean</text:span><text:span text:style-name="T3">("reg")</text:span><text:span text:style-name="T1"> </text:span></text:p>
      <text:p text:style-name="P20"><text:s text:c="4"/><text:span text:style-name="T5">public </text:span>Register register(TaxCalculator calc) {</text:p>
      <text:p text:style-name="P20"><text:s text:c="8"/>return new Register(calc);</text:p>
      <text:p text:style-name="P20"><text:s text:c="4"/>}</text:p>
      <text:p text:style-name="P20"/>
      <text:list xml:id="list145904649848998" text:continue-numbering="true" text:style-name="Slide_20_Bullet">
        <text:list-header>
          <text:p text:style-name="P41"/>
          <text:list>
            <text:list-item>
              <text:p text:style-name="P47">Usually <text:span text:style-name="T19">not needed. <text:s/></text:span>Beans can also be provided with multiple names / IDs, but this is rare.</text:p>
            </text:list-item>
          </text:list>
          <text:p text:style-name="P47"/>
          <text:p text:style-name="P40"/>
        </text:list-header>
      </text:list>
      <text:h text:style-name="P72" text:outline-level="2">Uniqueness of Bean IDs / Names</text:h>
      <text:list text:continue-numbering="true" text:style-name="Slide_20_Bullet">
        <text:list-item>
          <text:p text:style-name="P48">Each bean name / ID is intended to be unique.</text:p>
          <text:list>
            <text:list-item>
              <text:p text:style-name="P43"><text:span text:style-name="T14">O</text:span><text:span text:style-name="T5">nly one bean of that name / ID within the </text:span><text:span text:style-name="T7">ApplicationContext</text:span><text:span text:style-name="T5"> .</text:span></text:p>
            </text:list-item>
          </text:list>
        </text:list-item>
        <text:list-item>
          <text:p text:style-name="P55">However, take care when using <text:span text:style-name="T6">@Import</text:span> with multiple <text:span text:style-name="T6">@Bean</text:span> methods with the same name:</text:p>
        </text:list-item>
      </text:list>
      <text:p text:style-name="P20">@Configuration</text:p>
      <text:p text:style-name="P5">@Import(First.class, Second.class)</text:p>
      <text:p text:style-name="P20">public class Config {</text:p>
      <text:p text:style-name="P20"><text:s text:c="4"/>...</text:p>
      <text:p text:style-name="P20">}</text:p>
      <text:p text:style-name="P50"/>
      <text:p text:style-name="P20">@Configuration</text:p>
      <text:p text:style-name="P20">public class <text:span text:style-name="T5">First</text:span> {</text:p>
      <text:p text:style-name="P20"><text:s text:c="4"/><text:span text:style-name="T3">@Bean public String demo() { return "First";}</text:span></text:p>
      <text:p text:style-name="P20">}</text:p>
      <text:list text:continue-numbering="true" text:style-name="Slide_20_Bullet">
        <text:list-header>
          <text:p text:style-name="P40"/>
        </text:list-header>
      </text:list>
      <text:p text:style-name="P20">@Configuration</text:p>
      <text:p text:style-name="P20">public class <text:span text:style-name="T5">Second</text:span> {</text:p>
      <text:p text:style-name="P3"><text:s text:c="4"/><text:span text:style-name="T5">@Bean public String demo() { return "Second";}</text:span></text:p>
      <text:p text:style-name="P20">}</text:p>
      <text:list xml:id="list145905183171903" text:continue-numbering="true" text:style-name="Slide_20_Bullet">
        <text:list-header>
          <text:p text:style-name="P41"/>
        </text:list-header>
        <text:list-item>
          <text:p text:style-name="P47">In this case, the “<text:span text:style-name="T19">Second” </text:span>demo bean <text:span text:style-name="T19">definition will overwrite the “</text:span>First” <text:span text:style-name="T19">definition – because it was read last</text:span>.</text:p>
          <text:list>
            <text:list-item>
              <text:p text:style-name="P47">Spring will not warn you when this happens!</text:p>
            </text:list-item>
          </text:list>
          <text:p text:style-name="P40"/>
        </text:list-item>
      </text:list>
      <text:h text:style-name="P69" text:outline-level="2"/>
      <text:h text:style-name="P73" text:outline-level="2">Bean Scope</text:h>
      <text:list text:continue-numbering="true" text:style-name="Slide_20_Bullet">
        <text:list-item>
          <text:p text:style-name="P43">Spring <text:span text:style-name="T14">beans can be defined with a specific </text:span>“scope”</text:p>
        </text:list-item>
      </text:list>
      <table:table table:name="Table2" table:style-name="Table2" table:template-name="Box List Green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Scope</text:p>
          </table:table-cell>
          <table:table-cell table:style-name="Table2.B1" office:value-type="string">
            <text:p text:style-name="P33">Purpose</text:p>
          </table:table-cell>
        </table:table-row>
        <table:table-row>
          <table:table-cell table:style-name="Table2.A2" office:value-type="string">
            <text:p text:style-name="P31">Singleton (default)</text:p>
          </table:table-cell>
          <table:table-cell table:style-name="Table2.B2" office:value-type="string">
            <text:p text:style-name="P31">Spring creates a single bean instance per container</text:p>
          </table:table-cell>
        </table:table-row>
        <table:table-row>
          <table:table-cell table:style-name="Table2.A3" office:value-type="string">
            <text:p text:style-name="P31">Prototype</text:p>
          </table:table-cell>
          <table:table-cell table:style-name="Table2.B3" office:value-type="string">
            <text:p text:style-name="P31">Spring creates a new, separate instance each time one is <text:span text:style-name="T15">requested</text:span>, for example, by calling <text:span text:style-name="T6">getBean()</text:span></text:p>
          </table:table-cell>
        </table:table-row>
        <table:table-row>
          <table:table-cell table:style-name="Table2.A3" office:value-type="string">
            <text:p text:style-name="P31">Request</text:p>
          </table:table-cell>
          <table:table-cell table:style-name="Table2.B3" office:value-type="string">
            <text:p text:style-name="P31">Web applications only, separate bean for each request.</text:p>
          </table:table-cell>
        </table:table-row>
        <table:table-row>
          <table:table-cell table:style-name="Table2.A5" office:value-type="string">
            <text:p text:style-name="P32">Session</text:p>
          </table:table-cell>
          <table:table-cell table:style-name="Table2.B5" office:value-type="string">
            <text:p text:style-name="P32">Web applications only, separate bean for each session.</text:p>
          </table:table-cell>
        </table:table-row>
      </table:table>
      <text:list text:continue-numbering="true" text:style-name="Slide_20_Bullet">
        <text:list-header>
          <text:p text:style-name="P54"/>
          <text:list>
            <text:list-item>
              <text:p text:style-name="P59">Other specialized scopes available.</text:p>
            </text:list-item>
            <text:list-item>
              <text:p text:style-name="P59">Custom scopes can be created – not common.</text:p>
            </text:list-item>
            <text:list-item>
              <text:p text:style-name="P59">Some sub-projects define their own specialized scopes.</text:p>
              <text:list>
                <text:list-item>
                  <text:p text:style-name="P59">Spring WebFlow defines a Flow scope</text:p>
                </text:list-item>
                <text:list-item>
                  <text:p text:style-name="P59">Spring Batch defines Job and Step scopes.</text:p>
                </text:list-item>
              </text:list>
            </text:list-item>
          </text:list>
        </text:list-header>
        <text:list-item>
          <text:p text:style-name="P43"><text:span text:style-name="T14">Set using the </text:span><text:span text:style-name="T9">@Scope</text:span><text:span text:style-name="T14"> annotation:</text:span></text:p>
        </text:list-item>
      </text:list>
      <text:p text:style-name="P18"><text:s text:c="4"/>@Bean</text:p>
      <text:p text:style-name="P15"><text:s text:c="3"/><text:span text:style-name="T1"><text:s/>@Scope("prototype")</text:span></text:p>
      <text:p text:style-name="P18"><text:s text:c="4"/>public TaxCalculator taxCalculator() {</text:p>
      <text:p text:style-name="P18"><text:s text:c="8"/>...</text:p>
      <text:p text:style-name="P18"><text:s text:c="4"/>}</text:p>
      <text:list xml:id="list145904217745069" text:continue-numbering="true" text:style-name="Slide_20_Bullet">
        <text:list-item>
          <text:list>
            <text:list-item>
              <text:p text:style-name="P43"><text:span text:style-name="T14">A new </text:span><text:span text:style-name="T9">TaxCalculator</text:span><text:span text:style-name="T14"> bean will be created each time one is </text:span><text:span text:style-name="T16">requested</text:span><text:span text:style-name="T14">.</text:span></text:p>
              <text:p text:style-name="P43"/>
            </text:list-item>
          </text:list>
        </text:list-item>
      </text:list>
      <text:h text:style-name="P73" text:outline-level="2">Effect of Bean Scope on Instances</text:h>
      <text:list xml:id="list145904298245961" text:continue-numbering="true" text:style-name="Slide_20_Bullet">
        <text:list-item>
          <text:p text:style-name="P43">Singleton vs. prototype</text:p>
          <text:list>
            <text:list-item>
              <text:p text:style-name="P43">Singleton will result in one bean for the container</text:p>
              <text:list>
                <text:list-item>
                  <text:p text:style-name="P43">Every future request for the same bean name will return the same instance</text:p>
                </text:list-item>
                <text:list-item>
                  <text:p text:style-name="P43">The Spring container retains references to singleton instances so they can be returned in the future</text:p>
                </text:list-item>
                <text:list-item>
                  <text:p text:style-name="P43">Singleton scope is often used for stateless, <text:span text:style-name="T14">thread-safe</text:span> components</text:p>
                </text:list-item>
              </text:list>
            </text:list-item>
            <text:list-item>
              <text:p text:style-name="P43">Prototype <text:span text:style-name="T14">defines </text:span>a template for new beans</text:p>
              <text:list>
                <text:list-item>
                  <text:p text:style-name="P43">A new instance is created and initialized every time the bean is <text:span text:style-name="T14">requested</text:span> from the container</text:p>
                </text:list-item>
                <text:list-item>
                  <text:p text:style-name="P43">The Spring container retains no reference to the instance.</text:p>
                </text:list-item>
                <text:list-item>
                  <text:p text:style-name="P43">Prototype scope is often used for stateful components</text:p>
                </text:list-item>
              </text:list>
            </text:list-item>
          </text:list>
        </text:list-item>
      </text:list>
      <text:h text:style-name="P69" text:outline-level="2"/>
      <text:h text:style-name="P74" text:outline-level="2">Profiles</text:h>
      <text:list text:continue-numbering="true" text:style-name="Slide_20_Bullet">
        <text:list-item>
          <text:p text:style-name="P59">Beans can selectively instantiated by placing them in separate groups called “Profiles”.</text:p>
          <text:list>
            <text:list-item>
              <text:p text:style-name="P59">For example, we may wish to define a MySQL database for local development vs Oracle for production.</text:p>
            </text:list-item>
          </text:list>
        </text:list-item>
        <text:list-item>
          <text:p text:style-name="P43"><text:span text:style-name="T14">Use the </text:span><text:span text:style-name="T9">@Profile</text:span><text:span text:style-name="T14"> annotation:</text:span></text:p>
        </text:list-item>
      </text:list>
      <text:p text:style-name="P18"><text:s text:c="4"/>@Bean<text:span text:style-name="T14">("datasource")</text:span></text:p>
      <text:p text:style-name="P8"><text:s text:c="4"/><text:span text:style-name="T14">@Profile(</text:span>"<text:span text:style-name="T14">dev</text:span>"<text:span text:style-name="T14">)</text:span></text:p>
      <text:p text:style-name="P18"><text:s text:c="4"/><text:span text:style-name="T5">public </text:span><text:span text:style-name="T14">DataSource devDataSource()</text:span> {</text:p>
      <text:p text:style-name="P18"><text:s text:c="8"/>...</text:p>
      <text:p text:style-name="P18"><text:s text:c="4"/>}</text:p>
      <text:p text:style-name="P18"/>
      <text:p text:style-name="P18"><text:s text:c="4"/>@Bean<text:span text:style-name="T14">("datasource")</text:span></text:p>
      <text:p text:style-name="P8"><text:s text:c="4"/><text:span text:style-name="T14">@Profile(</text:span>"<text:span text:style-name="T14">prod</text:span>"<text:span text:style-name="T14">)</text:span></text:p>
      <text:p text:style-name="P18"><text:s text:c="4"/><text:span text:style-name="T5">public </text:span><text:span text:style-name="T14">DataSource prodDataSource()</text:span> {</text:p>
      <text:p text:style-name="P18"><text:s text:c="8"/>...</text:p>
      <text:p text:style-name="P18"><text:s text:c="4"/>}</text:p>
      <text:list text:continue-numbering="true" text:style-name="Slide_20_Bullet">
        <text:list-item>
          <text:p text:style-name="P59">Activate the profile at runtime using the <text:span text:style-name="T6">spring.profiles.active</text:span> JVM system property:</text:p>
        </text:list-item>
      </text:list>
      <text:p text:style-name="P62"><text:tab/>java -jar application.jar -Dspring.profiles.active=dev,cloud</text:p>
      <text:list xml:id="list145904784727908" text:continue-numbering="true" text:style-name="Slide_20_Bullet">
        <text:list-item>
          <text:list>
            <text:list-item>
              <text:p text:style-name="P59">Instantiates all beans <text:span text:style-name="T19">assigned to </text:span>“dev” and “cloud” profiles, as well as <text:s/>beans <text:span text:style-name="T19">defined to the “default”</text:span> profile.</text:p>
            </text:list-item>
            <text:list-item>
              <text:p text:style-name="P59">The “prod” bean above will NOT be instantiated</text:p>
            </text:list-item>
          </text:list>
        </text:list-item>
      </text:list>
      <text:p text:style-name="P38"/>
      <text:h text:style-name="P74" text:outline-level="2">Profiles – Not.</text:h>
      <text:list text:continue-numbering="true" text:style-name="Slide_20_Bullet">
        <text:list-item>
          <text:p text:style-name="P59">Alternatively, we can define beans as NOT belonging to a specific profile using the “!” symbol:</text:p>
          <text:p text:style-name="P56"/>
        </text:list-item>
      </text:list>
      <text:p text:style-name="P18"><text:s text:c="4"/>@Bean<text:span text:style-name="T14">("datasource")</text:span></text:p>
      <text:p text:style-name="P8"><text:s text:c="4"/><text:span text:style-name="T14">@Profile(</text:span>"!<text:span text:style-name="T14">production</text:span>"<text:span text:style-name="T14">)</text:span></text:p>
      <text:p text:style-name="P18"><text:s text:c="4"/><text:span text:style-name="T5">public </text:span><text:span text:style-name="T14">DataSource devDataSource()</text:span> {</text:p>
      <text:p text:style-name="P18"><text:s text:c="8"/>...</text:p>
      <text:p text:style-name="P18"><text:s text:c="4"/>}</text:p>
      <text:p text:style-name="P18"/>
      <text:p text:style-name="P18"><text:s text:c="4"/>@Bean<text:span text:style-name="T14">("datasource")</text:span></text:p>
      <text:p text:style-name="P8"><text:s text:c="4"/><text:span text:style-name="T14">@Profile(</text:span>"<text:span text:style-name="T14">production</text:span>"<text:span text:style-name="T14">)</text:span></text:p>
      <text:p text:style-name="P18"><text:s text:c="4"/><text:span text:style-name="T5">public </text:span><text:span text:style-name="T14">DataSource prodDataSource()</text:span> {</text:p>
      <text:p text:style-name="P18"><text:s text:c="8"/>...</text:p>
      <text:p text:style-name="P18"><text:s text:c="4"/>}</text:p>
      <text:p text:style-name="P61"/>
      <text:list xml:id="list145903393940377" text:continue-numbering="true" text:style-name="Slide_20_Bullet">
        <text:list-item>
          <text:p text:style-name="P59">This will activate the “prodDataSource” when “production” is the active profile. <text:s/>If not, it will activate “devDataSource”.</text:p>
          <text:list>
            <text:list-item>
              <text:p text:style-name="P59">Mutually-exclusive behavior guaranteed.</text:p>
            </text:list-item>
          </text:list>
        </text:list-item>
      </text:list>
      <text:p text:style-name="P61"/>
      <text:h text:style-name="P74" text:outline-level="2">Default Profile</text:h>
      <text:list text:continue-numbering="true" text:style-name="Slide_20_Bullet">
        <text:list-item>
          <text:p text:style-name="P59">Any bean without <text:span text:style-name="T6">@Profile</text:span> designation belongs to the “default” profile.</text:p>
          <text:list>
            <text:list-item>
              <text:p text:style-name="P59">Always instantiated:</text:p>
            </text:list-item>
          </text:list>
        </text:list-item>
      </text:list>
      <text:p text:style-name="P18"><text:s text:c="4"/>@Bean</text:p>
      <text:p text:style-name="P18"><text:s text:c="4"/><text:span text:style-name="T5">public </text:span><text:span text:style-name="T14">DataSource alwaysPresent()</text:span> {</text:p>
      <text:p text:style-name="P18"><text:s text:c="8"/>...</text:p>
      <text:p text:style-name="P18"><text:s text:c="4"/>}</text:p>
      <text:p text:style-name="P61"/>
      <text:list text:continue-numbering="true" text:style-name="Slide_20_Bullet">
        <text:list-item>
          <text:p text:style-name="P59">You can also assign a bean to the “non-default” profile, making it active <text:s/>when <text:span text:style-name="T15">any</text:span> profile is activated:</text:p>
        </text:list-item>
      </text:list>
      <text:p text:style-name="P18"/>
      <text:p text:style-name="P18"><text:s text:c="4"/>@Bean</text:p>
      <text:p text:style-name="P18"><text:s text:c="4"/><text:span text:style-name="T4">@Profile("!default")</text:span></text:p>
      <text:p text:style-name="P18"><text:s text:c="4"/><text:span text:style-name="T5">public </text:span><text:span text:style-name="T14">DataSource anyProfile()</text:span> {</text:p>
      <text:p text:style-name="P18"><text:s text:c="8"/>...</text:p>
      <text:p text:style-name="P18"><text:s text:c="4"/>}</text:p>
      <text:p text:style-name="P18"/>
      <text:list xml:id="list145903683792757" text:continue-numbering="true" text:style-name="Slide_20_Bullet">
        <text:list-item>
          <text:list>
            <text:list-item>
              <text:p text:style-name="P59">This bean is instantiated if <text:span text:style-name="T15">any</text:span> profile is activated, <text:span text:style-name="T25">but not instantiated if </text:span><text:span text:style-name="T17">no</text:span><text:span text:style-name="T25"> profile is activated</text:span>. </text:p>
            </text:list-item>
          </text:list>
        </text:list-item>
      </text:list>
      <text:h text:style-name="P74" text:outline-level="2">Profile on @Configuration class</text:h>
      <text:list text:continue-numbering="true" text:style-name="Slide_20_Bullet">
        <text:list-item>
          <text:p text:style-name="P59">The <text:span text:style-name="T6">@Profile</text:span> annotation can be placed on the <text:span text:style-name="T6">@Configuration</text:span> class.</text:p>
          <text:list>
            <text:list-item>
              <text:p text:style-name="P59">All beans defined within are members of the profile:</text:p>
            </text:list-item>
          </text:list>
        </text:list-item>
      </text:list>
      <text:p text:style-name="P21">@Configuration</text:p>
      <text:p text:style-name="P6">@Import(<text:span text:style-name="T18">Production</text:span>.class, <text:span text:style-name="T18">Development</text:span>.class)</text:p>
      <text:p text:style-name="P21">public class Config {</text:p>
      <text:p text:style-name="P21"><text:s text:c="4"/>...</text:p>
      <text:p text:style-name="P21">}</text:p>
      <text:p text:style-name="P51"/>
      <text:p text:style-name="P21">@Configuration</text:p>
      <text:p text:style-name="P11">@Profile(<text:span text:style-name="T5">"</text:span>production<text:span text:style-name="T5">"</text:span>)</text:p>
      <text:p text:style-name="P21">public class <text:span text:style-name="T18">Production</text:span> {</text:p>
      <text:p text:style-name="P21"><text:s text:c="4"/><text:span text:style-name="T5">@Bean ...</text:span></text:p>
      <text:p text:style-name="P21"><text:s text:c="4"/><text:span text:style-name="T5">@Bean ...</text:span></text:p>
      <text:p text:style-name="P21"><text:s text:c="4"/><text:span text:style-name="T5">@Bean ...</text:span></text:p>
      <text:p text:style-name="P21">}</text:p>
      <text:list text:continue-numbering="true" text:style-name="Slide_20_Bullet">
        <text:list-header>
          <text:p text:style-name="P44"/>
        </text:list-header>
      </text:list>
      <text:p text:style-name="P21">@Configuration</text:p>
      <text:p text:style-name="P11">@Profile(<text:span text:style-name="T5">"</text:span>development<text:span text:style-name="T5">"</text:span>)</text:p>
      <text:p text:style-name="P21">public class <text:span text:style-name="T18">Development</text:span> {</text:p>
      <text:p text:style-name="P21"><text:s text:c="4"/><text:span text:style-name="T5">@Bean ...</text:span></text:p>
      <text:p text:style-name="P21"><text:s text:c="4"/><text:span text:style-name="T5">@Bean ...</text:span></text:p>
      <text:p text:style-name="P21"><text:s text:c="4"/><text:span text:style-name="T5">@Bean ...</text:span></text:p>
      <text:p text:style-name="P21">}</text:p>
      <text:list xml:id="list145904763025558" text:continue-numbering="true" text:style-name="Slide_20_Bullet">
        <text:list-header>
          <text:p text:style-name="P45"/>
        </text:list-header>
        <text:list-item>
          <text:p text:style-name="P49">In this case, <text:span text:style-name="T18">beans within the </text:span><text:span text:style-name="T10">Production @Configuration</text:span><text:span text:style-name="T18"> class are only instantiated when the “production” profile is activated.</text:span></text:p>
        </text:list-item>
        <text:list-item>
          <text:p text:style-name="P63">Useful when many beans belong to the same profile.</text:p>
        </text:list-item>
        <text:list-item>
          <text:p text:style-name="P64"><text:span text:style-name="T6">@Scope</text:span> annotation can also be placed <text:span text:style-name="T25">at the class level</text:span>.</text:p>
          <text:p text:style-name="P63"/>
        </text:list-item>
      </text:list>
      <text:p text:style-name="P61"/>
      <text:p text:style-name="P61"/>
      <text:h text:style-name="P74" text:outline-level="2">Eager vs Lazy</text:h>
      <text:list text:continue-numbering="true" text:style-name="Slide_20_Bullet">
        <text:list-item>
          <text:p text:style-name="P59">By default, Singleton beans are created at startup – they are <text:span text:style-name="T15">eager</text:span>.</text:p>
        </text:list-item>
        <text:list-item>
          <text:p text:style-name="P59">We may wish to delay creating a bean until it is needed – <text:span text:style-name="T15">lazy</text:span>.</text:p>
        </text:list-item>
        <text:list-item>
          <text:p text:style-name="P43"><text:span text:style-name="T14">Use the </text:span><text:span text:style-name="T9">@Lazy</text:span><text:span text:style-name="T14"> annotation:</text:span></text:p>
        </text:list-item>
      </text:list>
      <text:p text:style-name="P8"><text:s text:c="4"/>@Bean</text:p>
      <text:p text:style-name="P8"><text:s text:c="4"/><text:span text:style-name="T14">@Lazy</text:span> </text:p>
      <text:p text:style-name="P8"><text:s text:c="4"/><text:span text:style-name="T5">public </text:span>Register register(TaxCalculator calc) {</text:p>
      <text:p text:style-name="P8"><text:s text:c="8"/>...</text:p>
      <text:p text:style-name="P8"><text:s text:c="4"/>}</text:p>
      <text:p text:style-name="P61"/>
      <text:list xml:id="list145904917018976" text:continue-numbering="true" text:style-name="Slide_20_Bullet">
        <text:list-item>
          <text:list>
            <text:list-item>
              <text:p text:style-name="P59">The <text:span text:style-name="T6">Register</text:span> bean will only be created when the bean is requested.</text:p>
            </text:list-item>
            <text:list-item>
              <text:p text:style-name="P59">Warning! <text:s/>This feature is often misused...</text:p>
            </text:list-item>
          </text:list>
        </text:list-item>
      </text:list>
      <text:p text:style-name="P38"/>
      <text:h text:style-name="P74" text:outline-level="2">Lazy Bean Misuse</text:h>
      <text:list text:continue-numbering="true" text:style-name="Slide_20_Bullet">
        <text:list-item>
          <text:p text:style-name="P59">Consider the following “lazy” bean:</text:p>
        </text:list-item>
      </text:list>
      <text:p text:style-name="P18"/>
      <text:p text:style-name="P18"><text:s text:c="4"/>@Bean</text:p>
      <text:p text:style-name="P18"><text:s text:c="4"/><text:span text:style-name="T4">@Lazy</text:span></text:p>
      <text:p text:style-name="P18"><text:s text:c="4"/>public TaxCalculator taxCalculator() {</text:p>
      <text:p text:style-name="P18"><text:s text:c="8"/>...</text:p>
      <text:p text:style-name="P18"><text:s text:c="4"/>}</text:p>
      <text:p text:style-name="P18"/>
      <text:p text:style-name="P18"><text:s text:c="4"/>@Bean </text:p>
      <text:p text:style-name="P18"><text:s text:c="4"/><text:span text:style-name="T5">public </text:span>Register register(<text:span text:style-name="T1">TaxCalculator calc</text:span>) {</text:p>
      <text:p text:style-name="P18"><text:s text:c="8"/>...</text:p>
      <text:p text:style-name="P18"><text:s text:c="4"/>}</text:p>
      <text:p text:style-name="P18"/>
      <text:list xml:id="list145904608618583" text:continue-numbering="true" text:style-name="Slide_20_Bullet">
        <text:list-item>
          <text:p text:style-name="P59">Result:</text:p>
          <text:list>
            <text:list-item>
              <text:p text:style-name="P59">The register bean is not lazy; it will be instantiated at application startup.</text:p>
            </text:list-item>
            <text:list-item>
              <text:p text:style-name="P59">It requires the taxCalculator bean for dependency injection, so it is “requested”.</text:p>
            </text:list-item>
            <text:list-item>
              <text:p text:style-name="P59">The “lazy” taxCalculator bean is needed immediately, becoming non-lazy.</text:p>
            </text:list-item>
          </text:list>
        </text:list-item>
      </text:list>
      <text:p text:style-name="P61"/>
      <text:p text:style-name="P61"/>
      <text:h text:style-name="P75" text:outline-level="2">External Properties</text:h>
      <text:list text:continue-numbering="true" text:style-name="Slide_20_Bullet">
        <text:list-item>
          <text:p text:style-name="P65">Applications typically need to retrieve configuration values from external sources</text:p>
          <text:list>
            <text:list-item>
              <text:p text:style-name="P65">e.g. environment variables, system properties, servlet context, configuration files, etc.</text:p>
            </text:list-item>
          </text:list>
        </text:list-item>
        <text:list-item>
          <text:p text:style-name="P65">Spring applications automatically provide an <text:span text:style-name="T6">Environment</text:span> bean.</text:p>
          <text:list>
            <text:list-item>
              <text:p text:style-name="P65">Automatically reads all Environment variables and JVM system properties.</text:p>
            </text:list-item>
          </text:list>
        </text:list-item>
        <text:list-item>
          <text:p text:style-name="P65">Beans can access these values.</text:p>
        </text:list-item>
      </text:list>
      <text:p text:style-name="P23">@Bean </text:p>
      <text:p text:style-name="P24"><text:span text:style-name="T5">public </text:span><text:span text:style-name="T21">DataSource datasource</text:span>(<text:span text:style-name="T2">Environment env</text:span>) {</text:p>
      <text:p text:style-name="P24"><text:s text:c="2"/>BasicDataSource ds = ...</text:p>
      <text:p text:style-name="P24"><text:s text:c="2"/>ds.setDriverClassName(<text:span text:style-name="T1">env.getProperty("</text:span><text:span text:style-name="T2">DB_DRIVER</text:span><text:span text:style-name="T1">")</text:span>);</text:p>
      <text:p text:style-name="P24"><text:s text:c="2"/>ds.setUrl( <text:span text:style-name="T1">env.getProperty("</text:span><text:span text:style-name="T2">DB_URL</text:span><text:span text:style-name="T1">")</text:span>);</text:p>
      <text:p text:style-name="P24"><text:s text:c="2"/>ds.setUser( <text:span text:style-name="T1">env.getProperty("</text:span><text:span text:style-name="T2">DB_USER</text:span><text:span text:style-name="T1">")</text:span>);</text:p>
      <text:p text:style-name="P24"><text:s text:c="2"/>ds.setPassword( <text:span text:style-name="T1">env.getProperty("</text:span><text:span text:style-name="T2">DB_PWD</text:span><text:span text:style-name="T1">")</text:span>);</text:p>
      <text:p text:style-name="P24"><text:s text:c="2"/><text:span text:style-name="T21">return ds;</text:span></text:p>
      <text:p text:style-name="P17">}</text:p>
      <text:list xml:id="list145904713314375" text:continue-numbering="true" text:style-name="Slide_20_Bullet">
        <text:list-item>
          <text:list>
            <text:list-item>
              <text:p text:style-name="P57">Assumes the DB_DRIVER, DB_URL, DB_USER, and DB_PWD are defined as either environment variables or JVM system properties.</text:p>
            </text:list-item>
          </text:list>
        </text:list-item>
      </text:list>
      <text:p text:style-name="P58"/>
      <text:h text:style-name="P75" text:outline-level="2">@Value</text:h>
      <text:list xml:id="list145903219006905" text:continue-numbering="true" text:style-name="Slide_20_Bullet">
        <text:list-item>
          <text:p text:style-name="P60"><text:span text:style-name="T21">Use </text:span><text:span text:style-name="T11">@Value </text:span><text:span text:style-name="T21">as a convenient alternative to injecting an </text:span><text:span text:style-name="T11">Environment</text:span><text:span text:style-name="T21"> bean.</text:span></text:p>
        </text:list-item>
      </text:list>
      <text:p text:style-name="P22">@Bean </text:p>
      <text:p text:style-name="P22"><text:span text:style-name="T5">public </text:span><text:span text:style-name="T21">DataSource datasource</text:span>(</text:p>
      <text:p text:style-name="P16"><text:s text:c="2"/><text:span text:style-name="T1">@Value("${DB_DRIVER}")</text:span> String driver,</text:p>
      <text:p text:style-name="P16"><text:s text:c="2"/><text:span text:style-name="T1">@Value("${DB_URL}")</text:span> <text:s text:c="3"/>String url,</text:p>
      <text:p text:style-name="P16"><text:s text:c="2"/><text:span text:style-name="T1">@Value("${DB_USER}")</text:span> <text:s text:c="2"/>String user,</text:p>
      <text:p text:style-name="P22"><text:span text:style-name="T21"><text:s text:c="2"/></text:span><text:span text:style-name="T2">@Value("${DB_PWD}")</text:span><text:span text:style-name="T21"> <text:s text:c="3"/>String pwd </text:span>) {</text:p>
      <text:p text:style-name="P22"><text:s text:c="6"/>BasicDataSource ds = ...</text:p>
      <text:p text:style-name="P22"><text:s text:c="6"/>ds.setDriverClassName(<text:span text:style-name="T21">driver</text:span>);</text:p>
      <text:p text:style-name="P22"><text:s text:c="6"/>ds.setUrl(<text:span text:style-name="T21">url</text:span>);</text:p>
      <text:p text:style-name="P22"><text:s text:c="6"/>ds.setUser(<text:span text:style-name="T21">user</text:span>);</text:p>
      <text:p text:style-name="P22"><text:s text:c="6"/>ds.setPassword(<text:span text:style-name="T21">pwd</text:span>);</text:p>
      <text:p text:style-name="P22"><text:s text:c="6"/><text:span text:style-name="T21">return ds;</text:span></text:p>
      <text:p text:style-name="P16">}</text:p>
      <text:p text:style-name="P58"/>
      <text:p text:style-name="P58"/>
      <text:h text:style-name="P75" text:outline-level="2">@PropertySource</text:h>
      <text:list text:continue-numbering="true" text:style-name="Slide_20_Bullet">
        <text:list-item>
          <text:p text:style-name="P65">It is common to define properties in *.properties files rather than environment variables or JVM system properties.</text:p>
        </text:list-item>
        <text:list-item>
          <text:p text:style-name="P60"><text:span text:style-name="T21">Use </text:span><text:span text:style-name="T11">@PropertySource </text:span><text:span text:style-name="T21">to contribute additional sources of properties to the </text:span><text:span text:style-name="T11">Environment</text:span><text:span text:style-name="T21"> bean.</text:span></text:p>
        </text:list-item>
      </text:list>
      <text:p text:style-name="P22">@Configuration</text:p>
      <text:p text:style-name="P7">@<text:span text:style-name="T21">PropertySource</text:span>(<text:span text:style-name="T23">"classpath:/com/demo/prod.properties"</text:span>)</text:p>
      <text:p text:style-name="P22">public class Config {</text:p>
      <text:p text:style-name="P22"><text:s text:c="4"/></text:p>
      <text:p text:style-name="P22"><text:s text:c="4"/>@Bean </text:p>
      <text:p text:style-name="P22"><text:span text:style-name="T5"><text:s text:c="4"/>public </text:span><text:span text:style-name="T21">DataSource datasource</text:span>(</text:p>
      <text:p text:style-name="P16"><text:s text:c="7"/>@Value("${db.driver}") String driver,</text:p>
      <text:p text:style-name="P16"><text:s text:c="7"/>@Value("${db.url}") <text:s text:c="3"/>String url,</text:p>
      <text:p text:style-name="P16"><text:s text:c="7"/>@Value("${db.user}") <text:s text:c="2"/>String user,</text:p>
      <text:p text:style-name="P22"><text:span text:style-name="T21"><text:s text:c="7"/>@Value("${db.pwd}") <text:s text:c="3"/>String pwd </text:span>) </text:p>
      <text:p text:style-name="P22"><text:s text:c="4"/>{ <text:s text:c="2"/>… <text:s/><text:span text:style-name="T21">}</text:span></text:p>
      <text:p text:style-name="P22">}</text:p>
      <text:list text:continue-numbering="true" text:style-name="Slide_20_Bullet">
        <text:list-item>
          <text:p text:style-name="P65"><text:span text:style-name="T24">/com/demo/prod.properties</text:span>:</text:p>
        </text:list-item>
      </text:list>
      <text:p text:style-name="P9">db.driver=org.postgresql.Driver</text:p>
      <text:p text:style-name="P9">db.url=jdbc:postgresql:localhost/<text:span text:style-name="T21">example</text:span></text:p>
      <text:p text:style-name="P9">db.user=<text:span text:style-name="T21">someone</text:span></text:p>
      <text:p text:style-name="P9">db.password=<text:span text:style-name="T21">doNotTell</text:span></text:p>
      <text:list xml:id="list145905016337541" text:continue-numbering="true" text:style-name="Slide_20_Bullet">
        <text:list-item>
          <text:list>
            <text:list-header>
              <text:p text:style-name="P57"/>
            </text:list-header>
          </text:list>
        </text:list-item>
        <text:list-item>
          <text:p text:style-name="P65">Precendence is:</text:p>
          <text:list>
            <text:list-item>
              <text:p text:style-name="P65">JVM System Properties</text:p>
            </text:list-item>
            <text:list-item>
              <text:p text:style-name="P65">Environment Variables</text:p>
            </text:list-item>
            <text:list-item>
              <text:p text:style-name="P65">@PropertySources</text:p>
            </text:list-item>
          </text:list>
        </text:list-item>
      </text:list>
      <text:p text:style-name="P66"/>
      <text:p text:style-name="P66"/>
      <text:h text:style-name="P75" text:outline-level="2">@PropertySource &amp; @Profile</text:h>
      <text:list text:continue-numbering="true" text:style-name="Slide_20_Bullet">
        <text:list-item>
          <text:p text:style-name="P60"><text:span text:style-name="T11">@PropertySource </text:span><text:span text:style-name="T21">can be used with </text:span><text:span text:style-name="T11">@Profile</text:span><text:span text:style-name="T21"> to read different properties based on the active profile:</text:span></text:p>
        </text:list-item>
      </text:list>
      <text:p text:style-name="P9">@Configuration</text:p>
      <text:p text:style-name="P10">@Profile(<text:span text:style-name="T22">"production"</text:span>)</text:p>
      <text:p text:style-name="P7">@<text:span text:style-name="T21">PropertySource</text:span>(<text:span text:style-name="T23">"classpath:/com/demo/prod.properties"</text:span>)</text:p>
      <text:p text:style-name="P22">public class <text:span text:style-name="T21">Production</text:span> {</text:p>
      <text:p text:style-name="P16">}</text:p>
      <text:p text:style-name="P13"/>
      <text:p text:style-name="P26">@Configuration</text:p>
      <text:p text:style-name="P27">@Profile("development")</text:p>
      <text:p text:style-name="P28">@<text:span text:style-name="T21">PropertySource</text:span><text:span text:style-name="T22">(</text:span><text:span text:style-name="T23">"classpath:/com/demo/dev.properties"</text:span><text:span text:style-name="T22">)</text:span></text:p>
      <text:p text:style-name="P29">public class <text:span text:style-name="T21">Development</text:span> {</text:p>
      <text:p text:style-name="P30">}</text:p>
      <text:p text:style-name="P14"/>
      <text:p text:style-name="P22">@Configuration</text:p>
      <text:p text:style-name="P7">@Import(<text:span text:style-name="T18">Production</text:span>.class, <text:span text:style-name="T18">Development</text:span>.class)</text:p>
      <text:p text:style-name="P22">public class Config {</text:p>
      <text:p text:style-name="P22">}</text:p>
      <text:list xml:id="list145904291677233" text:continue-numbering="true" text:style-name="Slide_20_Bullet">
        <text:list-item>
          <text:p text:style-name="P65">The <text:span text:style-name="T6">Config</text:span> class above</text:p>
          <text:list>
            <text:list-item>
              <text:p text:style-name="P65">...will read prod.properties and instantiate production beans when “production” is the active profile.</text:p>
            </text:list-item>
            <text:list-item>
              <text:p text:style-name="P65">...will read dev.properties and instantiate development beans when “development” is the active profile.</text:p>
              <text:p text:style-name="P46"/>
            </text:list-item>
          </text:list>
        </text:list-item>
      </text:list>
      <text:h text:style-name="P67" text:outline-level="2"/>
      <text:h text:style-name="P70" text:outline-level="2">Summary</text:h>
      <text:list text:continue-numbering="true" text:style-name="Slide_20_Bullet">
        <text:list-item>
          <text:p text:style-name="P46"><text:span text:style-name="T21">Spring </text:span><text:span text:style-name="T11">@Configuration</text:span><text:span text:style-name="T21"> classes are used to define Spring </text:span><text:span text:style-name="T11">@Beans</text:span><text:span text:style-name="T21">.</text:span></text:p>
        </text:list-item>
        <text:list-item>
          <text:p text:style-name="P46"><text:span text:style-name="T11">@Configuration</text:span><text:span text:style-name="T21"> classes can </text:span><text:span text:style-name="T11">@Import </text:span><text:span text:style-name="T21">other </text:span><text:span text:style-name="T11">@Configuration</text:span><text:span text:style-name="T21"> classes.</text:span></text:p>
        </text:list-item>
        <text:list-item>
          <text:p text:style-name="P46"><text:span text:style-name="T11">@Bean</text:span> <text:span text:style-name="T21">methods define a bean’s ID/name, type, dependencies, instantiation instructions, scope, profile, and lazy/eager behavior.</text:span></text:p>
          <text:list>
            <text:list-item>
              <text:p text:style-name="P46"><text:span text:style-name="T11">@Scope</text:span> <text:span text:style-name="T21">defines the lifecyle of beans.</text:span></text:p>
            </text:list-item>
            <text:list-item>
              <text:p text:style-name="P46"><text:span text:style-name="T11">@Profile</text:span><text:span text:style-name="T21"> allows beans to be grouped / selectively instantiated</text:span></text:p>
            </text:list-item>
            <text:list-item>
              <text:p text:style-name="P46"><text:span text:style-name="T11">@Lazy</text:span><text:span text:style-name="T21"> controls instantiation timing.</text:span></text:p>
            </text:list-item>
          </text:list>
        </text:list-item>
        <text:list-item>
          <text:p text:style-name="P46"><text:span text:style-name="T11">@Value</text:span><text:span text:style-name="T21"> can access properties from the </text:span><text:span text:style-name="T11">Environment</text:span><text:span text:style-name="T21"> bean.</text:span></text:p>
        </text:list-item>
        <text:list-item>
          <text:p text:style-name="P46"><text:span text:style-name="T11">@PropertySource</text:span><text:span text:style-name="T21"> contributes additional properties to the </text:span><text:span text:style-name="T11">Environment</text:span><text:span text:style-name="T21"> bean.</text:span></text:p>
          <text:p text:style-name="P4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5f5f5"/>
      <style:paragraph-properties fo:margin-top="0in" fo:margin-bottom="0in" style:contextual-spacing="false" fo:background-color="#f5f5f5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Defining and Using Spring Beans</text:chapter></text:p>
      </style:header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6-19T14:59:03.034000000</dc:date>
    <meta:editing-cycles>291</meta:editing-cycles>
    <meta:editing-duration>P1DT10H22M</meta:editing-duration>
    <meta:document-statistic meta:table-count="2" meta:image-count="0" meta:object-count="0" meta:page-count="22" meta:paragraph-count="350" meta:word-count="1798" meta:character-count="12772" meta:non-whitespace-character-count="10914"/>
    <meta:user-defined meta:name="Info 1"/>
    <meta:user-defined meta:name="Info 2"/>
    <meta:user-defined meta:name="Info 3"/>
    <meta:user-defined meta:name="Info 4"/>
  </office:meta>
</office:document-meta>
</file>